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47e5" officeooo:paragraph-rsid="000847e5"/>
    </style:style>
    <style:style style:name="P2" style:family="paragraph" style:parent-style-name="Standard">
      <style:paragraph-properties fo:line-height="150%"/>
      <style:text-properties officeooo:rsid="000847e5" officeooo:paragraph-rsid="000ac863"/>
    </style:style>
    <style:style style:name="P3" style:family="paragraph" style:parent-style-name="Standard">
      <style:text-properties fo:font-weight="bold" officeooo:rsid="000941b9" officeooo:paragraph-rsid="000941b9" style:font-weight-asian="bold" style:font-weight-complex="bold"/>
    </style:style>
    <style:style style:name="P4" style:family="paragraph" style:parent-style-name="Standard">
      <style:text-properties fo:font-weight="bold" officeooo:rsid="000d01ab" officeooo:paragraph-rsid="000d01ab" style:font-weight-asian="bold" style:font-weight-complex="bold"/>
    </style:style>
    <style:style style:name="P5" style:family="paragraph" style:parent-style-name="Standard">
      <style:text-properties fo:font-weight="normal" officeooo:rsid="000941b9" officeooo:paragraph-rsid="000941b9" style:font-weight-asian="normal" style:font-weight-complex="normal"/>
    </style:style>
    <style:style style:name="P6" style:family="paragraph" style:parent-style-name="Standard">
      <style:paragraph-properties fo:line-height="150%"/>
      <style:text-properties fo:font-weight="normal" officeooo:rsid="000d01ab" officeooo:paragraph-rsid="000d01ab" style:font-weight-asian="normal" style:font-weight-complex="normal"/>
    </style:style>
    <style:style style:name="T1" style:family="text">
      <style:text-properties officeooo:rsid="0008dc12"/>
    </style:style>
    <style:style style:name="T2" style:family="text">
      <style:text-properties officeooo:rsid="000a3dfa"/>
    </style:style>
    <style:style style:name="T3" style:family="text">
      <style:text-properties officeooo:rsid="000ac863"/>
    </style:style>
    <style:style style:name="T4" style:family="text">
      <style:text-properties officeooo:rsid="0010c3b1"/>
    </style:style>
    <style:style style:name="T5" style:family="text">
      <style:text-properties officeooo:rsid="001292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la <text:s/>y bienvenido <text:span text:style-name="T2">a esta nueva lección</text:span>, en esta ocasión hablaremos del tema central de este curso que son las ecuaciones, probablemente has visto o incluso resuelto alguna en tu vida, pero vamos a aclarar que es una ecuación, significa literalmente igualdad, y el símbolo de las ecuaciones es el símbolo de igual =, esto quiere decir que lo que hay de un lado del símbolo de igual es equivalente a lo que hay del otro lado, por ejemplo podríamos hacer la simple suma, 2+<text:span text:style-name="T5">4</text:span>=<text:span text:style-name="T5">6</text:span>, ambos lados son equivalentes, entonces para que se utilizan las ecuaciones, pues en realidad tiene<text:span text:style-name="T3">n</text:span> más de un uso, el uso más común es para saber un dato del cual no teníamos información, tomemos por ejemplo x+4=5, x es una variable, <text:span text:style-name="T2">este</text:span> termino se explica solo, una variable es algo que puede variar, este termino es muy utilizado en informática, <text:s/>la programación esta llena de variables, pero todos son datos que pueden cambiar de valor, esto significa que no sabemos que valor tenga x hasta que no lo averigüemos, y resolver una ecuación es lo que no muchas personas entienden realmente que ocurre. </text:p>
      <text:p text:style-name="P2"><text:span text:style-name="T3">E</text:span>n matemáticas existen algo llamado teorema, los teoremas <text:s/>son enunciados declarativos; probablemente has escuchado hablar del teorema de pitagoras, o algún otro teorema <text:span text:style-name="T4">famoso</text:span>, bueno no importa de cual teorema se trate, requiere una demostración, y en matemáticas como en la vida misma, una demostración es una forma de <text:span text:style-name="T1">comprobar que algo es verdad sin dejar lugar a ninguna duda. Pero también existen axiomas, y los axiomas son igualmente enunciados declarativos pero estos no requieren demostración, son declaraciones tan simples, que en si mismas no dejan ninguna duda de que son verdad, estos axiomas son lo que se utiliza para resolver una ecuación, te dejo una lista de estos para que puedas verlos, cuando quieras, y con ellos podremos resolver cualquier ecuación que exista, de hecho te invito a darles una leída antes de continuar, resolvamos esta ecuación primero y veamos que axiomas se utilizan. </text:span></text:p>
      <text:p text:style-name="P1"/>
      <text:p text:style-name="P1"/>
      <text:p text:style-name="P4">Esto lo explico en una hoja de papel, porque el formato sería más sencillo</text:p>
      <text:p text:style-name="P4"/>
      <text:p text:style-name="P6">algo importante, es que lo he hecho paso a paso, solo para demostrar como los axiomas, son la base de todo, sin embargo en la practica no es muy útil hacerlo paso a paso, aun así cuando alguien les diga que un elemento pasa al otro lado, sepan que esa persona no sabe como funcionan las matemáticas, solo se aprendió una receta, pero nunca razono porque es así, ahora puedes estar seguro que comprendes mejor las matemáticas que esa persona, pues bien aquí termina esta lección, y espero verte de nuevo con muchas ganas de seguir aprendiendo, hasta luego.</text:p>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39:49.396000000</meta:creation-date>
    <dc:date>2020-03-15T12:38:47.761000000</dc:date>
    <meta:editing-duration>PT2H23M25S</meta:editing-duration>
    <meta:editing-cycles>6</meta:editing-cycles>
    <meta:generator>LibreOffice/6.1.1.2$Windows_X86_64 LibreOffice_project/5d19a1bfa650b796764388cd8b33a5af1f5baa1b</meta:generator>
    <meta:document-statistic meta:table-count="0" meta:image-count="0" meta:object-count="0" meta:page-count="1" meta:paragraph-count="4" meta:word-count="446" meta:character-count="2617" meta:non-whitespace-character-count="2170"/>
  </office:meta>
</office:document-meta>
</file>